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modern" style:font-pitch="variable"/>
    <style:font-face style:name="游ゴシック Medium" svg:font-family="'游ゴシック Medium'" style:font-family-generic="modern" style:font-pitch="variable"/>
    <style:font-face style:name="游ゴシック Medium1" svg:font-family="'游ゴシック Medium'" style:font-adornments="Regular" style:font-family-generic="modern" style:font-pitch="variable"/>
    <style:font-face style:name="游明朝1" svg:font-family="游明朝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outline1">
      <style:graphic-properties fo:min-height="9.001cm"/>
      <style:paragraph-properties style:writing-mode="lr-tb"/>
    </style:style>
    <style:style style:name="pr7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Forestbird2-title">
      <style:graphic-properties draw:auto-grow-height="true" fo:min-height="2.5cm"/>
      <style:paragraph-properties style:writing-mode="lr-tb"/>
    </style:style>
    <style:style style:name="pr9" style:family="presentation" style:parent-style-name="Forestbird2-outline1">
      <style:graphic-properties fo:min-height="12cm"/>
      <style:paragraph-properties style:writing-mode="lr-tb"/>
    </style:style>
    <style:style style:name="pr10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3-title">
      <style:graphic-properties draw:auto-grow-height="true" fo:min-height="2.5cm"/>
      <style:paragraph-properties style:writing-mode="lr-tb"/>
    </style:style>
    <style:style style:name="pr12" style:family="presentation" style:parent-style-name="Forestbird3-outline1">
      <style:graphic-properties fo:min-height="12cm"/>
      <style:paragraph-properties style:writing-mode="lr-tb"/>
    </style:style>
    <style:style style:name="pr13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Forestbird3-title">
      <style:graphic-properties fo:min-height="2.5cm"/>
      <style:paragraph-properties style:writing-mode="lr-tb"/>
    </style:style>
    <style:style style:name="pr15" style:family="presentation" style:parent-style-name="Forestbird3-outline1">
      <style:graphic-properties fo:min-height="9.001cm"/>
      <style:paragraph-properties style:writing-mode="lr-tb"/>
    </style:style>
    <style:style style:name="pr16" style:family="presentation" style:parent-style-name="Forestbird3-notes">
      <style:graphic-properties draw:fill-color="#ffffff" fo:min-height="13.364cm"/>
      <style:paragraph-properties style:writing-mode="lr-tb"/>
    </style:style>
    <style:style style:name="pr17" style:family="presentation" style:parent-style-name="Forestbird3-subtitle">
      <style:graphic-properties draw:fill-color="#ffffff" fo:min-height="9cm"/>
      <style:paragraph-properties style:writing-mode="lr-tb"/>
    </style:style>
    <style:style style:name="P1" style:family="paragraph">
      <style:paragraph-properties style:writing-mode="lr-tb"/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游ゴシック Medium1" fo:font-weight="bold" style:font-name-asian="游ゴシック Medium1" style:font-weight-asian="bold" style:font-weight-complex="bold"/>
    </style:style>
    <style:style style:name="P7" style:family="paragraph">
      <style:paragraph-properties style:writing-mode="lr-tb"/>
      <style:text-properties fo:font-size="28pt" style:font-size-asian="28pt" style:font-size-complex="28pt"/>
    </style:style>
    <style:style style:name="P8" style:family="paragraph">
      <style:paragraph-properties style:writing-mode="lr-tb"/>
      <style:text-properties style:font-name="游ゴシック Medium1" fo:font-size="28pt" style:font-name-asian="游ゴシック Medium1" style:font-size-asian="28pt" style:font-size-complex="28pt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style:writing-mode="lr-tb"/>
      <style:text-properties fo:font-size="30pt" style:font-size-asian="30pt" style:font-size-complex="30pt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.374cm" fo:margin-bottom="0cm" fo:text-align="center" fo:text-indent="0cm"/>
    </style:style>
    <style:style style:name="P14" style:family="paragraph">
      <style:paragraph-properties style:writing-mode="lr-tb"/>
      <style:text-properties style:font-name="游ゴシック Medium" fo:font-weight="bold" style:font-name-asian="游ゴシック Medium" style:font-weight-asian="bold" style:font-weight-complex="bold"/>
    </style:style>
    <style:style style:name="P15" style:family="paragraph">
      <loext:graphic-properties draw:fill-color="#ffffff"/>
      <style:paragraph-properties style:writing-mode="lr-tb"/>
      <style:text-properties style:font-size-asian="20pt"/>
    </style:style>
    <style:style style:name="P16" style:family="paragraph">
      <loext:graphic-properties draw:fill-color="#ffffff"/>
      <style:paragraph-properties style:writing-mode="lr-tb"/>
      <style:text-properties style:font-name="游ゴシック Medium" fo:font-size="50pt" fo:font-weight="bold" style:font-name-asian="游ゴシック Medium" style:font-size-asian="50pt" style:font-weight-asian="bold" style:font-size-complex="50pt" style:font-weight-complex="bold"/>
    </style:style>
    <style:style style:name="P17" style:family="paragraph">
      <style:paragraph-properties fo:margin-left="0cm" fo:margin-right="0cm" fo:margin-top="0.374cm" fo:margin-bottom="0cm" fo:text-indent="0cm"/>
    </style:style>
    <style:style style:name="P18" style:family="paragraph">
      <style:paragraph-properties style:writing-mode="lr-tb"/>
      <style:text-properties fo:font-size="21pt" style:font-size-asian="21pt" style:font-size-complex="21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fo:color="#ea7500" loext:opacity="100%" fo:font-size="35pt" style:font-size-asian="35pt" style:font-size-complex="35pt"/>
    </style:style>
    <style:style style:name="T4" style:family="text">
      <style:text-properties fo:color="#d62e4e" loext:opacity="100%" fo:font-size="35pt" fo:background-color="transparent" style:font-size-asian="35pt" style:font-size-complex="35pt"/>
    </style:style>
    <style:style style:name="T5" style:family="text">
      <style:text-properties fo:color="#00a933" loext:opacity="100%" fo:font-size="35pt" style:font-size-asian="35pt" style:font-size-complex="35pt"/>
    </style:style>
    <style:style style:name="T6" style:family="text">
      <style:text-properties fo:color="#2a6099" loext:opacity="100%" fo:font-size="35pt" style:font-size-asian="35pt" style:font-size-complex="35pt"/>
    </style:style>
    <style:style style:name="T7" style:family="text">
      <style:text-properties fo:color="#ff8000" loext:opacity="100%" fo:font-size="25pt" style:font-size-asian="25pt" style:font-size-complex="25pt"/>
    </style:style>
    <style:style style:name="T8" style:family="text">
      <style:text-properties fo:color="#000000" loext:opacity="100%" fo:font-size="25pt" style:font-size-asian="25pt" style:font-size-complex="25pt"/>
    </style:style>
    <style:style style:name="T9" style:family="text">
      <style:text-properties fo:color="#bf0041" loext:opacity="100%" fo:font-size="25pt" style:font-size-asian="25pt" style:font-size-complex="25pt"/>
    </style:style>
    <style:style style:name="T10" style:family="text">
      <style:text-properties fo:font-size="25pt" style:font-size-asian="25pt" style:font-size-complex="25pt"/>
    </style:style>
    <style:style style:name="T11" style:family="text">
      <style:text-properties fo:color="#00a933" loext:opacity="100%" fo:font-size="25pt" style:font-size-asian="25pt" style:font-size-complex="25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size-asian="25pt" style:font-style-asian="normal" style:font-weight-asian="norm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fo:font-size="25pt" style:font-size-asian="25pt" style:font-size-complex="25pt"/>
    </style:style>
    <style:style style:name="T14" style:family="text">
      <style:text-properties style:font-name="游ゴシック Medium1" fo:font-weight="bold" style:font-name-asian="游ゴシック Medium1" style:font-weight-asian="bold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style:font-name="游ゴシック Medium1" fo:font-size="28pt" style:font-name-asian="游ゴシック Medium1" style:font-size-asian="28pt" style:font-size-complex="2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69a2e" loext:opacity="100%" fo:font-size="30pt" style:text-underline-style="none" fo:font-weight="bold" style:font-size-asian="30pt" style:font-weight-asian="bold" style:font-size-complex="30pt" style:font-weight-complex="bold"/>
    </style:style>
    <style:style style:name="T19" style:family="text">
      <style:text-properties fo:color="#000000" loext:opacity="100%" fo:font-size="30pt" style:text-underline-style="none" fo:font-weight="bold" style:font-size-asian="30pt" style:font-weight-asian="bold" style:font-size-complex="30pt" style:font-weight-complex="bold"/>
    </style:style>
    <style:style style:name="T20" style:family="text">
      <style:text-properties fo:font-size="30pt" style:font-size-asian="30pt" style:font-size-complex="30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font-name="游ゴシック Medium" fo:font-weight="bold" style:font-name-asian="游ゴシック Medium" style:font-weight-asian="bold" style:font-weight-complex="bold"/>
    </style:style>
    <style:style style:name="T25" style:family="text">
      <style:text-properties style:font-name="游ゴシック Medium" fo:font-size="50pt" fo:font-weight="bold" style:font-name-asian="游ゴシック Medium" style:font-size-asian="50pt" style:font-weight-asian="bold" style:font-size-complex="50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1pt" style:font-size-asian="21pt" style:font-size-complex="21pt"/>
    </style:style>
    <style:style style:name="T2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1cm" presentation:class="title" presentation:user-transformed="true">
          <draw:text-box>
            <text:p><text:span text:style-name="T1">開発演習発表</text:span></text:p>
          </draw:text-box>
        </draw:frame>
        <draw:frame presentation:style-name="pr2" draw:text-style-name="P4" draw:layer="layout" svg:width="25cm" svg:height="9.5cm" svg:x="1.5cm" svg:y="5cm" presentation:class="subtitle" presentation:user-transformed="true">
          <draw:text-box>
            <text:p><text:span text:style-name="T2">チーム『</text:span><text:span text:style-name="T3">ネ</text:span><text:span text:style-name="T4">コ</text:span><text:span text:style-name="T5">なべ</text:span><text:span text:style-name="T6">しま</text:span><text:span text:style-name="T2">』</text:span></text:p>
            <text:p><text:span text:style-name="T7"/></text:p>
            <text:p><text:span text:style-name="T7">根</text:span><text:span text:style-name="T8">岸　英介</text:span><text:span text:style-name="T8">(</text:span><text:span text:style-name="T8">テストリーダー</text:span><text:span text:style-name="T8">)</text:span></text:p>
            <text:p text:style-name="P2"><text:span text:style-name="T9"><text:s text:c="23"/></text:span><text:span text:style-name="T9">小</text:span><text:span text:style-name="T8">堀　優香</text:span><text:span text:style-name="T8">(</text:span><text:span text:style-name="T8">ドキュメントリーダー</text:span><text:span text:style-name="T8">)</text:span><text:span text:style-name="T9">　</text:span><text:span text:style-name="T10">　　</text:span></text:p>
            <text:p text:style-name="P2"><text:span text:style-name="T11"><text:s text:c="8"/></text:span><text:span text:style-name="T8">渡</text:span><text:span text:style-name="T11">邉　</text:span><text:span text:style-name="T8">健成</text:span><text:span text:style-name="T8">(</text:span><text:span text:style-name="T8">テクニカルリーダー</text:span><text:span text:style-name="T8">)</text:span></text:p>
            <text:p text:style-name="P3"><text:span text:style-name="T12">　 <text:s text:c="7"/></text:span><text:span text:style-name="T8">中</text:span><text:span text:style-name="T13">島　</text:span><text:span text:style-name="T8">　環</text:span><text:span text:style-name="T8">(</text:span><text:span text:style-name="T8">プロジェクトリーダー</text:span><text:span text:style-name="T8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3">
        <office:forms form:automatic-focus="false" form:apply-design-mode="false"/>
        <draw:frame presentation:style-name="pr4" draw:text-style-name="P6" draw:layer="layout" svg:width="25cm" svg:height="2.5cm" svg:x="1.5cm" svg:y="0.5cm" presentation:class="title">
          <draw:text-box>
            <text:p><text:span text:style-name="T14">アウトライン</text:span></text:p>
          </draw:text-box>
        </draw:frame>
        <draw:frame presentation:style-name="pr5" draw:text-style-name="P7" draw:layer="layout" svg:width="12.199cm" svg:height="9cm" svg:x="1.5cm" svg:y="3.5cm" presentation:class="outline">
          <draw:text-box>
            <text:list text:style-name="L2">
              <text:list-item>
                <text:p><text:span text:style-name="T15">1</text:span><text:span text:style-name="T15">　チームの目標</text:span></text:p>
                <text:p><text:span text:style-name="T15">　</text:span></text:p>
              </text:list-item>
              <text:list-item>
                <text:p><text:span text:style-name="T15">2</text:span><text:span text:style-name="T15">　各個人の目標</text:span></text:p>
                <text:p><text:span text:style-name="T15"/></text:p>
              </text:list-item>
              <text:list-item>
                <text:p><text:span text:style-name="T15">3</text:span><text:span text:style-name="T15">　作成物概要</text:span></text:p>
                <text:p><text:span text:style-name="T15"/></text:p>
              </text:list-item>
              <text:list-item>
                <text:p><text:span text:style-name="T15">4</text:span><text:span text:style-name="T15">　デモ</text:span></text:p>
              </text:list-item>
            </text:list>
          </draw:text-box>
        </draw:frame>
        <draw:frame presentation:style-name="pr6" draw:text-style-name="P8" draw:layer="layout" svg:width="12.199cm" svg:height="9cm" svg:x="13.5cm" svg:y="3.5cm" presentation:class="outline" presentation:user-transformed="true">
          <draw:text-box>
            <text:list text:style-name="L2">
              <text:list-item>
                <text:p><text:span text:style-name="T16">5</text:span><text:span text:style-name="T16">　工夫した点</text:span></text:p>
                <text:p><text:span text:style-name="T16">　</text:span></text:p>
              </text:list-item>
              <text:list-item>
                <text:p><text:span text:style-name="T16">6</text:span><text:span text:style-name="T16">　苦労した点</text:span></text:p>
                <text:p><text:span text:style-name="T16"/></text:p>
              </text:list-item>
              <text:list-item>
                <text:p><text:span text:style-name="T16">7</text:span><text:span text:style-name="T16">　今後の課題</text:span></text:p>
                <text:p><text:span text:style-name="T16"/></text:p>
              </text:list-item>
              <text:list-item>
                <text:p><text:span text:style-name="T16">8</text:span><text:span text:style-name="T16">　総括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3T1">
        <office:forms form:automatic-focus="false" form:apply-design-mode="false"/>
        <draw:frame presentation:style-name="pr8" draw:text-style-name="P9" draw:layer="layout" svg:width="25cm" svg:height="2.5cm" svg:x="1.5cm" svg:y="0.5cm" presentation:class="title">
          <draw:text-box>
            <text:p><text:span text:style-name="T17">1.</text:span><text:span text:style-name="T17">　チームの目標</text:span></text:p>
          </draw:text-box>
        </draw:frame>
        <draw:frame presentation:style-name="pr9" draw:text-style-name="P11" draw:layer="layout" svg:width="25cm" svg:height="9cm" svg:x="1.5cm" svg:y="3.5cm" presentation:class="outline" presentation:user-transformed="true">
          <draw:text-box>
            <text:list text:style-name="L2">
              <text:list-header>
                <text:p text:style-name="P2"><text:span text:style-name="T18">消費者・管理者、双方の視点に立って、</text:span></text:p>
                <text:p text:style-name="P2"><text:span text:style-name="T18">どちらにも使いやすいお買い物サイトを製作する</text:span></text:p>
                <text:p text:style-name="P10"><text:span text:style-name="T19">目標Ⅰ</text:span><text:span text:style-name="T19">: </text:span><text:span text:style-name="T19">初期段階で判明しているエラーの修正をする</text:span></text:p>
                <text:p text:style-name="P10"><text:span text:style-name="T19"/></text:p>
                <text:p text:style-name="P10"><text:span text:style-name="T19">目標Ⅱ</text:span><text:span text:style-name="T19">: </text:span><text:span text:style-name="T19">カート内で購入個数の増減を可能にする</text:span></text:p>
                <text:p text:style-name="P10"><text:span text:style-name="T19"/></text:p>
                <text:p text:style-name="P10"><text:span text:style-name="T19">+α: </text:span><text:span text:style-name="T19">商品の詳細情報を入力する</text:span></text:p>
                <text:p text:style-name="P10"><text:span text:style-name="T19"/></text:p>
                <text:p text:style-name="P2"><text:span text:style-name="T18"/></text:p>
                <text:p><text:span text:style-name="T20"/></text:p>
                <text:p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3T1">
        <office:forms form:automatic-focus="false" form:apply-design-mode="false"/>
        <draw:frame presentation:style-name="pr11" draw:text-style-name="P9" draw:layer="layout" svg:width="25cm" svg:height="2.5cm" svg:x="1.5cm" svg:y="0.5cm" presentation:class="title">
          <draw:text-box>
            <text:p><text:span text:style-name="T17">2.</text:span><text:span text:style-name="T17">　各個人の目標</text:span></text:p>
          </draw:text-box>
        </draw:frame>
        <draw:frame presentation:style-name="pr12" draw:text-style-name="P12" draw:layer="layout" svg:width="25cm" svg:height="9cm" svg:x="1.5cm" svg:y="3.5cm" presentation:class="outline">
          <draw:text-box>
            <text:list text:style-name="L2">
              <text:list-header>
                <text:p>① 小堀　「周りに気を配り、チームの進捗を把握する」</text:p>
                <text:p/>
                <text:p>② 中島　「スケジュール管理の徹底、意見をまとめて結論を出す」</text:p>
                <text:p/>
                <text:p>③ 根岸　「考えられる事象を可能な限り思い浮かべテストする」</text:p>
                <text:p/>
                <text:p>④ 渡邉　「メンバーと協力して良いものを作る」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3T1">
        <office:forms form:automatic-focus="false" form:apply-design-mode="false"/>
        <draw:frame presentation:style-name="pr14" draw:text-style-name="P12" draw:layer="layout" svg:width="25cm" svg:height="2.5cm" svg:x="1cm" svg:y="0.5cm" presentation:class="title" presentation:user-transformed="true">
          <draw:text-box>
            <text:p><text:span text:style-name="T21">小堀 </text:span><text:span text:style-name="T22">「</text:span><text:span text:style-name="T23">周りに気を配り、チームの進捗を把握する」</text:span></text:p>
          </draw:text-box>
        </draw:frame>
        <draw:frame presentation:style-name="pr15" draw:text-style-name="P12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3T1">
        <office:forms form:automatic-focus="false" form:apply-design-mode="false"/>
        <draw:frame presentation:style-name="pr14" draw:text-style-name="P12" draw:layer="layout" svg:width="25cm" svg:height="2.5cm" svg:x="1.5cm" svg:y="0.5cm" presentation:class="title" presentation:user-transformed="true">
          <draw:text-box>
            <text:list text:style-name="L2">
              <text:list-header>
                <text:p text:style-name="P13"><text:span text:style-name="T21">中島 </text:span><text:span text:style-name="T23">「スケジュール管理の徹底、意見をまとめて結論を出す」</text:span></text:p>
              </text:list-header>
            </text:list>
          </draw:text-box>
        </draw:frame>
        <draw:frame presentation:style-name="pr15" draw:text-style-name="P12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3T1">
        <office:forms form:automatic-focus="false" form:apply-design-mode="false"/>
        <draw:frame presentation:style-name="pr14" draw:text-style-name="P12" draw:layer="layout" svg:width="25cm" svg:height="2.5cm" svg:x="1.5cm" svg:y="0.5cm" presentation:class="title" presentation:user-transformed="true">
          <draw:text-box>
            <text:list text:style-name="L2">
              <text:list-header>
                <text:p text:style-name="P13"><text:span text:style-name="T21">根岸 </text:span><text:span text:style-name="T23">「考えられる事象を可能な限り思い浮かべテストする」</text:span></text:p>
              </text:list-header>
            </text:list>
          </draw:text-box>
        </draw:frame>
        <draw:frame presentation:style-name="pr15" draw:text-style-name="P12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3T1">
        <office:forms form:automatic-focus="false" form:apply-design-mode="false"/>
        <draw:frame presentation:style-name="pr14" draw:text-style-name="P12" draw:layer="layout" svg:width="25cm" svg:height="2.5cm" svg:x="1.5cm" svg:y="0.5cm" presentation:class="title" presentation:user-transformed="true">
          <draw:text-box>
            <text:list text:style-name="L2">
              <text:list-header>
                <text:p text:style-name="P13"><text:span text:style-name="T21">渡邉 <text:s/></text:span><text:span text:style-name="T23">「完成品のイメージを明確にして作業をする」</text:span></text:p>
              </text:list-header>
            </text:list>
          </draw:text-box>
        </draw:frame>
        <draw:frame presentation:style-name="pr15" draw:text-style-name="P12" draw:layer="layout" svg:width="25cm" svg:height="9cm" svg:x="1.5cm" svg:y="3.5cm" presentation:class="outline" presentation:user-transformed="true">
          <draw:text-box>
            <text:list text:style-name="L2">
              <text:list-item>
                <text:p>担当機能</text:p>
                <text:p>カート内の個数を増減する機能</text:p>
                <text:p>ログイン画面　</text:p>
                <text:p>画面レイアウト</text:p>
              </text:list-item>
              <text:list-item>
                <text:p>役割</text:p>
                <text:p>テクニカルリーダー</text:p>
              </text:list-item>
              <text:list-item>
                <text:p>工夫</text:p>
                <text:p>CSSを使って画面を見やすくした</text:p>
              </text:list-item>
              <text:list-item>
                <text:p>苦労</text:p>
                <text:p>イメージしたとおりに表示されなかったこと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3T1">
        <office:forms form:automatic-focus="false" form:apply-design-mode="false"/>
        <draw:frame presentation:style-name="pr14" draw:text-style-name="P14" draw:layer="layout" svg:width="25cm" svg:height="2.5cm" svg:x="1.5cm" svg:y="0.5cm" presentation:class="title">
          <draw:text-box>
            <text:p><text:span text:style-name="T24">3.</text:span><text:span text:style-name="T24">　作成物概要</text:span></text:p>
          </draw:text-box>
        </draw:frame>
        <draw:frame presentation:style-name="pr15" draw:text-style-name="P12" draw:layer="layout" svg:width="27cm" svg:height="11cm" svg:x="0.5cm" svg:y="2.5cm" presentation:class="outline" presentation:user-transformed="true">
          <draw:text-box>
            <text:list text:style-name="L2">
              <text:list-header>
                <text:p><text:span text:style-name="T17">①</text:span><text:span text:style-name="T17">エラー修正</text:span><text:span text:style-name="T17">(</text:span><text:span text:style-name="T17">根岸</text:span><text:span text:style-name="T17">)</text:span></text:p>
                <text:p><text:s text:c="5"/>・注文後、カート内を初期化する</text:p>
                <text:p/>
                <text:p><text:span text:style-name="T17">②</text:span><text:span text:style-name="T17">カート内で購入量増減</text:span><text:span text:style-name="T17">(</text:span><text:span text:style-name="T17">小堀、渡邉</text:span><text:span text:style-name="T17">)</text:span></text:p>
                <text:p>　 <text:s/>・「+」を押すと個数と小計が増加する</text:p>
                <text:p><text:s text:c="6"/>・「-」を押すと個数を小計が減少する</text:p>
                <text:p/>
                <text:p><text:span text:style-name="T17">③</text:span><text:span text:style-name="T17">管理者画面の作成</text:span><text:span text:style-name="T17">(</text:span><text:span text:style-name="T17">小堀、中島、根岸、渡邉</text:span><text:span text:style-name="T17">)</text:span></text:p>
                <text:p>　 <text:s/>・ ログイン画面</text:p>
                <text:p><text:s text:c="6"/>・ 商品の詳細情報</text:p>
                <text:p><text:s text:c="6"/>・ 新規商品の追加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1T0">
        <office:forms form:automatic-focus="false" form:apply-design-mode="false"/>
        <draw:frame presentation:style-name="pr14" draw:text-style-name="P12" draw:layer="layout" svg:width="25cm" svg:height="2.5cm" svg:x="1.5cm" svg:y="0.5cm" presentation:class="title" presentation:placeholder="true" presentation:user-transformed="true">
          <draw:text-box/>
        </draw:frame>
        <draw:frame presentation:style-name="pr17" draw:text-style-name="P16" draw:layer="layout" svg:width="25cm" svg:height="9cm" svg:x="1.5cm" svg:y="2.5cm" presentation:class="subtitle" presentation:user-transformed="true">
          <draw:text-box>
            <text:p><text:span text:style-name="T25">4.</text:span><text:span text:style-name="T25">　デモ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3">
        <office:forms form:automatic-focus="false" form:apply-design-mode="false"/>
        <draw:frame presentation:style-name="pr11" draw:text-style-name="P6" draw:layer="layout" svg:width="25cm" svg:height="2.5cm" svg:x="1.5cm" svg:y="0.5cm" presentation:class="title">
          <draw:text-box>
            <text:p><text:span text:style-name="T14">5.</text:span><text:span text:style-name="T14">　工夫した点</text:span></text:p>
          </draw:text-box>
        </draw:frame>
        <draw:frame presentation:style-name="pr15" draw:text-style-name="P12" draw:layer="layout" svg:width="12.199cm" svg:height="9cm" svg:x="1.301cm" svg:y="3.5cm" presentation:class="outline" presentation:user-transformed="true">
          <draw:text-box>
            <text:list text:style-name="L2">
              <text:list-item>
                <text:p>システム面</text:p>
                <text:p/>
                <text:p text:style-name="P17"><text:span text:style-name="T26">①</text:span><text:span text:style-name="T26">　</text:span>詳細情報を追加だけでなく</text:p>
                <text:p text:style-name="P17"><text:s text:c="5"/>編集も可能にした</text:p>
                <text:p>②　CSSの活用</text:p>
                <text:p>③　新規商品を追加可能にした</text:p>
                <text:p>④　大事な操作には確認画面</text:p>
                <text:p><text:s text:c="4"/>を加えた　</text:p>
              </text:list-item>
            </text:list>
          </draw:text-box>
        </draw:frame>
        <draw:frame presentation:style-name="pr15" draw:text-style-name="P12" draw:layer="layout" svg:width="12.199cm" svg:height="9cm" svg:x="14.31cm" svg:y="3.5cm" presentation:class="outline">
          <draw:text-box>
            <text:list text:style-name="L2">
              <text:list-item>
                <text:p>プロジェクト進行面</text:p>
                <text:p/>
                <text:p><text:span text:style-name="T23">①</text:span><text:span text:style-name="T23">　目標の設定を段階的に行った</text:span></text:p>
                <text:p><text:span text:style-name="T23">②</text:span><text:span text:style-name="T23">　消費者視点と管理者視点の両方に立って設計を行った</text:span></text:p>
                <text:p><text:span text:style-name="T23">③</text:span><text:span text:style-name="T23">　担当者が行き詰っている際に、チーム全体で協力して作業が円滑になった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3T1">
        <office:forms form:automatic-focus="false" form:apply-design-mode="false"/>
        <draw:frame presentation:style-name="pr14" draw:text-style-name="P9" draw:layer="layout" svg:width="25cm" svg:height="2.5cm" svg:x="1.5cm" svg:y="0.5cm" presentation:class="title">
          <draw:text-box>
            <text:p><text:span text:style-name="T17">6.</text:span><text:span text:style-name="T17">　苦労した点</text:span></text:p>
          </draw:text-box>
        </draw:frame>
        <draw:frame presentation:style-name="pr15" draw:text-style-name="P18" draw:layer="layout" svg:width="26cm" svg:height="11cm" svg:x="1.5cm" svg:y="3cm" presentation:class="outline" presentation:user-transformed="true">
          <draw:text-box>
            <text:list text:style-name="L2">
              <text:list-item>
                <text:p><text:span text:style-name="T27">JSP</text:span><text:span text:style-name="T27">と</text:span><text:span text:style-name="T27">Servlet</text:span><text:span text:style-name="T27">の連携</text:span></text:p>
                <text:p><text:span text:style-name="T27"/></text:p>
              </text:list-item>
              <text:list-item>
                <text:p><text:span text:style-name="T27">sql</text:span><text:span text:style-name="T27">文</text:span></text:p>
                <text:p><text:span text:style-name="T27"/></text:p>
              </text:list-item>
              <text:list-item>
                <text:p><text:span text:style-name="T27">分岐処理</text:span></text:p>
                <text:p><text:span text:style-name="T27"/></text:p>
              </text:list-item>
              <text:list-item>
                <text:p><text:span text:style-name="T27">入力値チェック</text:span></text:p>
                <text:p><text:span text:style-name="T27"/></text:p>
              </text:list-item>
              <text:list-item>
                <text:p><text:span text:style-name="T27">プル、プッシュ時の競合の解消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3T1">
        <office:forms form:automatic-focus="false" form:apply-design-mode="false"/>
        <draw:frame presentation:style-name="pr14" draw:text-style-name="P6" draw:layer="layout" svg:width="25cm" svg:height="2.5cm" svg:x="1.5cm" svg:y="0cm" presentation:class="title" presentation:user-transformed="true">
          <draw:text-box>
            <text:p><text:span text:style-name="T14">7.</text:span><text:span text:style-name="T14">　今後の課題</text:span><text:span text:style-name="T14">(</text:span><text:span text:style-name="T14">システム面</text:span><text:span text:style-name="T14">)</text:span></text:p>
          </draw:text-box>
        </draw:frame>
        <draw:frame presentation:style-name="pr15" draw:text-style-name="P12" draw:layer="layout" svg:width="25.5cm" svg:height="12.25cm" svg:x="1cm" svg:y="2.5cm" presentation:class="outline" presentation:user-transformed="true">
          <draw:text-box>
            <text:list text:style-name="L2">
              <text:list-header>
                <text:p text:style-name="P12"><text:span text:style-name="T28">①</text:span><text:span text:style-name="T28">　ログインする管理者別に編集できる商品を変えられるようにする</text:span></text:p>
                <text:p text:style-name="P12"><text:span text:style-name="T28"/></text:p>
                <text:p text:style-name="P12"><text:span text:style-name="T28">②</text:span><text:span text:style-name="T28">　商品の写真を添付出来るようにする</text:span></text:p>
                <text:p text:style-name="P12"><text:span text:style-name="T28"/></text:p>
                <text:p text:style-name="P12"><text:span text:style-name="T28">③</text:span><text:span text:style-name="T28">　商品のレビューを入力出来るようにする</text:span></text:p>
                <text:p text:style-name="P12"><text:span text:style-name="T28"/></text:p>
                <text:p text:style-name="P12"><text:span text:style-name="T28">④</text:span><text:span text:style-name="T28">　管理者としての登録を可能にする</text:span></text:p>
                <text:p text:style-name="P12"><text:span text:style-name="T28"/></text:p>
                <text:p text:style-name="P12"><text:span text:style-name="T28">⑤</text:span><text:span text:style-name="T28">　入力した内容の確認ページの製作</text:span></text:p>
                <text:p text:style-name="P12"><text:span text:style-name="T28"/></text:p>
                <text:p text:style-name="P12"><text:span text:style-name="T28">⑥</text:span><text:span text:style-name="T28">　ソースコードの可読性</text:span></text:p>
                <text:p text:style-name="P12"><text:span text:style-name="T28"/></text:p>
                <text:p text:style-name="P12"><text:span text:style-name="T28"/></text:p>
                <text:p text:style-name="P1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3T1">
        <office:forms form:automatic-focus="false" form:apply-design-mode="false"/>
        <draw:frame presentation:style-name="pr14" draw:text-style-name="P12" draw:layer="layout" svg:width="25cm" svg:height="2.5cm" svg:x="1.5cm" svg:y="0.5cm" presentation:class="title">
          <draw:text-box>
            <text:p><text:span text:style-name="T24">7.</text:span><text:span text:style-name="T24">　今後の課題</text:span><text:span text:style-name="T24">(</text:span><text:span text:style-name="T24">プロジェクト面</text:span>)</text:p>
          </draw:text-box>
        </draw:frame>
        <draw:frame presentation:style-name="pr15" draw:text-style-name="P12" draw:layer="layout" svg:width="25cm" svg:height="9cm" svg:x="1.5cm" svg:y="3.5cm" presentation:class="outline" presentation:user-transformed="true">
          <draw:text-box>
            <text:list text:style-name="L2">
              <text:list-header>
                <text:p>①　優先順位通りに動けなかった</text:p>
                <text:p/>
                <text:p>②　一人にタスクがとても集中する時があった</text:p>
                <text:p/>
                <text:p>③　メリハリ</text:p>
                <text:p/>
                <text:p>④　時間内に作業を完了させる事が出来なかった　　　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3T1">
        <office:forms form:automatic-focus="false" form:apply-design-mode="false"/>
        <draw:frame presentation:style-name="pr14" draw:text-style-name="P9" draw:layer="layout" svg:width="25cm" svg:height="2.5cm" svg:x="1.5cm" svg:y="0.5cm" presentation:class="title">
          <draw:text-box>
            <text:p><text:span text:style-name="T17">8.</text:span><text:span text:style-name="T17">　総括</text:span></text:p>
          </draw:text-box>
        </draw:frame>
        <draw:frame presentation:style-name="pr15" draw:text-style-name="P12" draw:layer="layout" svg:width="25cm" svg:height="9cm" svg:x="2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modern" style:font-pitch="variable"/>
    <style:font-face style:name="游ゴシック Medium" svg:font-family="'游ゴシック Medium'" style:font-family-generic="modern" style:font-pitch="variable"/>
    <style:font-face style:name="游ゴシック Medium1" svg:font-family="'游ゴシック Medium'" style:font-adornments="Regular" style:font-family-generic="modern" style:font-pitch="variable"/>
    <style:font-face style:name="游明朝1" svg:font-family="游明朝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 draw:auto-grow-height="true" fo:min-height="2.5cm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游明朝" style:font-family-asian="游明朝" style:font-family-generic-asian="system" style:font-pitch-asian="variable" style:font-size-asian="33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7T15:22:25.413000000</meta:creation-date>
    <meta:editing-duration>PT2H49M4S</meta:editing-duration>
    <meta:editing-cycles>34</meta:editing-cycles>
    <meta:generator>LibreOffice/7.1.0.3$Windows_X86_64 LibreOffice_project/f6099ecf3d29644b5008cc8f48f42f4a40986e4c</meta:generator>
    <dc:title>Forestbird</dc:title>
    <dc:date>2021-05-28T13:34:24.334000000</dc:date>
    <meta:document-statistic meta:object-count="325"/>
  </office:meta>
</office:document-meta>
</file>